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b54" officeooo:paragraph-rsid="00024b54"/>
    </style:style>
    <style:style style:name="P2" style:family="paragraph" style:parent-style-name="Standard">
      <style:text-properties officeooo:rsid="0003b0c8" officeooo:paragraph-rsid="0003b0c8"/>
    </style:style>
    <style:style style:name="P3" style:family="paragraph" style:parent-style-name="Standard">
      <style:text-properties officeooo:rsid="00044c14" officeooo:paragraph-rsid="00044c14"/>
    </style:style>
    <style:style style:name="P4" style:family="paragraph" style:parent-style-name="Standard">
      <style:text-properties officeooo:rsid="000564a7" officeooo:paragraph-rsid="000564a7"/>
    </style:style>
    <style:style style:name="P5" style:family="paragraph" style:parent-style-name="Standard">
      <style:text-properties officeooo:rsid="00076596" officeooo:paragraph-rsid="00076596"/>
    </style:style>
    <style:style style:name="P6" style:family="paragraph" style:parent-style-name="Standard">
      <style:text-properties officeooo:rsid="00082007" officeooo:paragraph-rsid="00082007"/>
    </style:style>
    <style:style style:name="P7" style:family="paragraph" style:parent-style-name="Standard">
      <style:text-properties officeooo:rsid="0009984a" officeooo:paragraph-rsid="0009984a"/>
    </style:style>
    <style:style style:name="P8" style:family="paragraph" style:parent-style-name="Standard">
      <style:text-properties officeooo:rsid="000a34a9" officeooo:paragraph-rsid="000a34a9"/>
    </style:style>
    <style:style style:name="P9" style:family="paragraph" style:parent-style-name="Standard">
      <style:text-properties officeooo:rsid="000d2fc2" officeooo:paragraph-rsid="000d2fc2"/>
    </style:style>
    <style:style style:name="P10" style:family="paragraph" style:parent-style-name="Standard">
      <style:text-properties officeooo:rsid="000ddf86" officeooo:paragraph-rsid="000ddf86"/>
    </style:style>
    <style:style style:name="P11" style:family="paragraph" style:parent-style-name="Standard">
      <style:text-properties officeooo:rsid="000ed239" officeooo:paragraph-rsid="000ed239"/>
    </style:style>
    <style:style style:name="P12" style:family="paragraph" style:parent-style-name="Standard">
      <style:text-properties officeooo:rsid="000fe8ad" officeooo:paragraph-rsid="000fe8ad"/>
    </style:style>
    <style:style style:name="P13" style:family="paragraph" style:parent-style-name="Standard">
      <style:text-properties officeooo:rsid="001199bd" officeooo:paragraph-rsid="001199bd"/>
    </style:style>
    <style:style style:name="P14" style:family="paragraph" style:parent-style-name="Standard">
      <style:text-properties officeooo:paragraph-rsid="0012fdcd"/>
    </style:style>
    <style:style style:name="P15" style:family="paragraph" style:parent-style-name="Standard">
      <style:text-properties officeooo:rsid="0013e77c" officeooo:paragraph-rsid="0013e77c"/>
    </style:style>
    <style:style style:name="P16" style:family="paragraph" style:parent-style-name="Standard">
      <style:text-properties officeooo:rsid="00166efb" officeooo:paragraph-rsid="00166efb"/>
    </style:style>
    <style:style style:name="P17" style:family="paragraph" style:parent-style-name="Standard">
      <style:text-properties officeooo:rsid="0017690e" officeooo:paragraph-rsid="0017690e"/>
    </style:style>
    <style:style style:name="P18" style:family="paragraph" style:parent-style-name="Standard">
      <style:text-properties officeooo:rsid="001956ab" officeooo:paragraph-rsid="001956ab"/>
    </style:style>
    <style:style style:name="P19" style:family="paragraph" style:parent-style-name="Standard">
      <style:text-properties officeooo:rsid="001ae2c3" officeooo:paragraph-rsid="001ae2c3"/>
    </style:style>
    <style:style style:name="P20" style:family="paragraph" style:parent-style-name="Standard">
      <style:text-properties officeooo:rsid="001b66de" officeooo:paragraph-rsid="001b66de"/>
    </style:style>
    <style:style style:name="T1" style:family="text">
      <style:text-properties officeooo:rsid="0003b0c8"/>
    </style:style>
    <style:style style:name="T2" style:family="text">
      <style:text-properties officeooo:rsid="0009984a"/>
    </style:style>
    <style:style style:name="T3" style:family="text">
      <style:text-properties officeooo:rsid="000bb184"/>
    </style:style>
    <style:style style:name="T4" style:family="text">
      <style:text-properties officeooo:rsid="000d2fc2"/>
    </style:style>
    <style:style style:name="T5" style:family="text">
      <style:text-properties officeooo:rsid="0012fdcd"/>
    </style:style>
    <style:style style:name="T6" style:family="text">
      <style:text-properties officeooo:rsid="00153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mo Rails application:-</text:p>
      <text:p text:style-name="P1">1. rails new redemo</text:p>
      <text:p text:style-name="P1">2. add gem devise in gem file</text:p>
      <text:p text:style-name="P1">3. bundle install</text:p>
      <text:p text:style-name="P1">4. rails g devise:install</text:p>
      <text:p text:style-name="P1">5. config/environments/development.rb:</text:p>
      <text:p text:style-name="P1"><text:s text:c="4"/>add this line :- config.action_mailer.default_url_options = { host: 'localhost', port: 3000 }</text:p>
      <text:p text:style-name="P1">6. app/views/layouts/application.html.erb</text:p>
      <text:p text:style-name="P1"><text:s text:c="3"/>add this line in body tag <text:s/></text:p>
      <text:p text:style-name="P1"><text:s text:c="6"/>&lt;p class="notice"&gt;&lt;%= notice %&gt;&lt;/p&gt;</text:p>
      <text:p text:style-name="P1"><text:s text:c="7"/>&lt;p class="alert"&gt;&lt;%= alert %&gt;&lt;/p&gt;</text:p>
      <text:p text:style-name="P1">7. rails g devise user</text:p>
      <text:p text:style-name="P1"><text:s text:c="3"/>in this line user is a model</text:p>
      <text:p text:style-name="P2">8. rails db:migrate</text:p>
      <text:p text:style-name="P1"><text:span text:style-name="T1">9</text:span>. db/migrate/devise_create_user.rb</text:p>
      <text:p text:style-name="P1"><text:s text:c="4"/>uncomment tracable &amp; confirmable code</text:p>
      <text:p text:style-name="P1"><text:s text:c="4"/></text:p>
      <text:p text:style-name="P3">10. rails s</text:p>
      <text:p text:style-name="P3"><text:s text:c="6"/><text:a xlink:type="simple" xlink:href="http://127.0.0.1:3000/users/sign_in" text:style-name="Internet_20_link" text:visited-style-name="Visited_20_Internet_20_Link">http://127.0.0.1:3000/users/sign_in</text:a></text:p>
      <text:p text:style-name="P3"><text:s text:c="6"/>credential email:- <text:a xlink:type="simple" xlink:href="mailto:nk@gmail.com" text:style-name="Internet_20_link" text:visited-style-name="Visited_20_Internet_20_Link">nk@gmail.com</text:a> , password:- nikhlesh</text:p>
      <text:p text:style-name="P3">11. rails c</text:p>
      <text:p text:style-name="P3"><text:s text:c="5"/>User.fist</text:p>
      <text:p text:style-name="P3"><text:s text:c="5"/>output:- #&lt;User id: 1, email: "nk@gmail.com", created_at: "2023-09-26 05:02:22.567720000 <text:s text:c="14"/>+0000", updated_at: "2023-09-26 05:02:22.567720000 +0000"&gt;</text:p>
      <text:p text:style-name="P4">12. rails g controller homes index</text:p>
      <text:p text:style-name="P4"><text:s text:c="6"/>create <text:s/>app/controllers/homes_controller.rb</text:p>
      <text:p text:style-name="P4"><text:s text:c="7"/>route <text:s/>get 'homes/index'</text:p>
      <text:p text:style-name="P4"><text:s text:c="6"/>invoke <text:s/>erb</text:p>
      <text:p text:style-name="P4"><text:s text:c="6"/>create <text:s text:c="3"/>app/views/homes</text:p>
      <text:p text:style-name="P4"><text:s text:c="6"/>create <text:s text:c="3"/>app/views/homes/index.html.erb</text:p>
      <text:p text:style-name="P4"><text:s text:c="6"/>invoke <text:s/>test_unit</text:p>
      <text:p text:style-name="P4"><text:s text:c="6"/>create <text:s text:c="3"/>test/controllers/homes_controller_test.rb</text:p>
      <text:p text:style-name="P4"><text:s text:c="6"/>invoke <text:s/>helper</text:p>
      <text:p text:style-name="P4"><text:s text:c="6"/>create <text:s text:c="3"/>app/helpers/homes_helper.rb</text:p>
      <text:p text:style-name="P4"><text:s text:c="6"/>invoke <text:s text:c="3"/>test_unit</text:p>
      <text:p text:style-name="P5">13. routes.rb</text:p>
      <text:p text:style-name="P5"><text:s text:c="18"/>Rails.application.routes.draw do</text:p>
      <text:p text:style-name="P5"><text:s text:c="2"/><text:tab/><text:tab/># get 'homes/index'</text:p>
      <text:p text:style-name="P5"><text:s/><text:tab/><text:tab/> devise_for :users</text:p>
      <text:p text:style-name="P5"><text:s text:c="2"/><text:tab/><text:tab/># Define your application routes per the DSL in <text:tab/><text:tab/><text:tab/><text:tab/><text:tab/><text:tab/>https://guides.rubyonrails.org/routing.html</text:p>
      <text:p text:style-name="P5"/>
      <text:p text:style-name="P5"><text:s text:c="2"/><text:tab/><text:tab/># Defines the root path route ("/")</text:p>
      <text:p text:style-name="P5"><text:s text:c="2"/><text:tab/><text:tab/>root "homes#index"</text:p>
      <text:p text:style-name="P5"><text:tab/>en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4. app/views/<text:span text:style-name="T2">layouts/application</text:span></text:p>
      <text:p text:style-name="P6"><text:s text:c="6"/><text:span text:style-name="T2">add bootstrap links</text:span></text:p>
      <text:p text:style-name="P7"><text:s text:c="6"/>add navbar,add logout, <text:span text:style-name="T3">login</text:span> section :- </text:p>
      <text:p text:style-name="P7">&lt;li class="nav-item"&gt;</text:p>
      <text:p text:style-name="P7"><text:s text:c="12"/>&lt;%if user_signed_in? %&gt;</text:p>
      <text:p text:style-name="P7"><text:s text:c="12"/>&lt;%= link_to "Logout", destroy_user_session_path,data: {"turbo-method": :delete}, </text:p>
      <text:p text:style-name="P7"><text:s text:c="12"/>class:"nav-link" %&gt;</text:p>
      <text:p text:style-name="P7"><text:s text:c="12"/>&lt;% else %&gt;</text:p>
      <text:p text:style-name="P7"><text:s text:c="12"/>&lt;%= link_to "Login", new_user_session_path, </text:p>
      <text:p text:style-name="P7"><text:s text:c="12"/>class:"nav-link" %&gt;</text:p>
      <text:p text:style-name="P7"><text:s text:c="12"/>&lt;% end %&gt;</text:p>
      <text:p text:style-name="P7"><text:s text:c="10"/>&lt;/li&gt;</text:p>
      <text:p text:style-name="P8">15. <text:span text:style-name="T4">cd config</text:span></text:p>
      <text:p text:style-name="P9">16 . rails generate scaffold Product name:string price:float description:text</text:p>
      <text:p text:style-name="P10">17. rails <text:a xlink:type="simple" xlink:href="db:migrate" text:style-name="Internet_20_link" text:visited-style-name="Visited_20_Internet_20_Link">db:migrate</text:a></text:p>
      <text:p text:style-name="P11">18. rails c</text:p>
      <text:p text:style-name="P11">19. Product.all</text:p>
      <text:p text:style-name="P11">20. Product.new</text:p>
      <text:p text:style-name="P12">21. redirecr to <text:a xlink:type="simple" xlink:href="http://127.0.0.1:3000/products" text:style-name="Internet_20_link" text:visited-style-name="Visited_20_Internet_20_Link">http://127.0.0.1:3000/products</text:a> and create new product</text:p>
      <text:p text:style-name="P13">22. rails g migration AddUserToProduct user:references</text:p>
      <text:p text:style-name="P14"><text:span text:style-name="T5">23. db/migrate/add_user_to_product edit</text:span><text:span text:style-name="T6">(beacause 1 product already create)</text:span></text:p>
      <text:p text:style-name="P14">class AddUserToProduct &lt; ActiveRecord::Migration[7.0]</text:p>
      <text:p text:style-name="P14"><text:s text:c="2"/>def change</text:p>
      <text:p text:style-name="P14"><text:s text:c="4"/>add_reference :products, :user,foreign_key: true</text:p>
      <text:p text:style-name="P14"><text:s text:c="2"/>end</text:p>
      <text:p text:style-name="P14">end</text:p>
      <text:p text:style-name="P15">24. rails <text:a xlink:type="simple" xlink:href="db:migrate" text:style-name="Internet_20_link" text:visited-style-name="Visited_20_Internet_20_Link">db:migrate</text:a></text:p>
      <text:p text:style-name="P16">25. app/models/product.rb edit</text:p>
      <text:p text:style-name="P16">class Product &lt; ApplicationRecord</text:p>
      <text:p text:style-name="P16"><text:tab/>belongs_to :user</text:p>
      <text:p text:style-name="P16">end</text:p>
      <text:p text:style-name="P17">26. gemfile to add rolify gem and run bundle install</text:p>
      <text:p text:style-name="P18">27. rails g rolify Role User</text:p>
      <text:p text:style-name="P19">28. rails <text:a xlink:type="simple" xlink:href="db:migrate" text:style-name="Internet_20_link" text:visited-style-name="Visited_20_Internet_20_Link">db:migrate</text:a></text:p>
      <text:p text:style-name="P20">29. rails c</text:p>
      <text:p text:style-name="P20">30. User.first</text:p>
      <text:p text:style-name="P20">31. User.first.add_role :ad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36:40.298753273</meta:creation-date>
    <dc:date>2023-09-26T12:31:41.498751041</dc:date>
    <meta:editing-duration>PT1H15M52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2" meta:paragraph-count="79" meta:word-count="289" meta:character-count="2666" meta:non-whitespace-character-count="2142"/>
  </office:meta>
</office:document-meta>
</file>